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47cm"/>
    </style:style>
    <style:style style:name="co4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Character ID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Academic Status</text:p>
          </table:table-cell>
          <table:table-cell office:value-type="string">
            <text:p>Name (optional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M</text:p>
          </table:table-cell>
          <table:table-cell office:value-type="string">
            <text:p>Master</text:p>
          </table:table-cell>
          <table:table-cell office:value-type="string">
            <text:p>Matz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  <table:table-cell office:value-type="string">
            <text:p>Master</text:p>
          </table:table-cell>
          <table:table-cell office:value-type="string">
            <text:p>Em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string">
            <text:p>Bachelor</text:p>
          </table:table-cell>
          <table:table-cell office:value-type="string">
            <text:p>Yannick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1">01.07.2020</text:date>, <text:time>14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1.7$Win32 OpenOffice.org_project/417m1$Build-9800</meta:generator>
    <dc:date>2020-07-01T14:00:08.8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